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lasses_26_Attributes" style:display-name="Classes&amp;Attributes" style:family="table">
      <style:table-properties style:width="4.8771in" fo:margin-left="0.8792in" table:align="left" style:may-break-between-rows="false"/>
    </style:style>
    <style:style style:name="Classes_26_Attributes.A" style:display-name="Classes&amp;Attributes.A" style:family="table-column">
      <style:table-column-properties style:column-width="2.4618in"/>
    </style:style>
    <style:style style:name="Classes_26_Attributes.B" style:display-name="Classes&amp;Attributes.B" style:family="table-column">
      <style:table-column-properties style:column-width="2.4153in"/>
    </style:style>
    <style:style style:name="Classes_26_Attributes.A1" style:display-name="Classes&amp;Attributes.A1" style:family="table-cell">
      <style:table-cell-properties fo:padding="0.0382in" fo:border-left="0.05pt solid #000000" fo:border-right="none" fo:border-top="0.05pt solid #000000" fo:border-bottom="0.05pt solid #000000"/>
    </style:style>
    <style:style style:name="Classes_26_Attributes.B1" style:display-name="Classes&amp;Attributes.B1" style:family="table-cell">
      <style:table-cell-properties fo:padding="0.0382in" fo:border="0.05pt solid #000000"/>
    </style:style>
    <style:style style:name="Classes_26_Attributes.A2" style:display-name="Classes&amp;Attributes.A2" style:family="table-cell">
      <style:table-cell-properties fo:padding="0.0382in" fo:border-left="0.05pt solid #000000" fo:border-right="none" fo:border-top="none" fo:border-bottom="0.05pt solid #000000"/>
    </style:style>
    <style:style style:name="Classes_26_Attributes.B2" style:display-name="Classes&amp;Attribut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c7f0" officeooo:paragraph-rsid="0010c7f0"/>
    </style:style>
    <style:style style:name="P2" style:family="paragraph" style:parent-style-name="Standard">
      <style:text-properties officeooo:rsid="00137465" officeooo:paragraph-rsid="00137465"/>
    </style:style>
    <style:style style:name="P3" style:family="paragraph" style:parent-style-name="Table_20_Contents">
      <style:text-properties officeooo:rsid="0010c7f0" officeooo:paragraph-rsid="0010c7f0"/>
    </style:style>
    <style:style style:name="P4" style:family="paragraph" style:parent-style-name="Table_20_Contents">
      <style:paragraph-properties fo:text-align="center" style:justify-single-word="false"/>
      <style:text-properties officeooo:rsid="0010c7f0" officeooo:paragraph-rsid="0010c7f0"/>
    </style:style>
    <style:style style:name="P5" style:family="paragraph" style:parent-style-name="Table_20_Contents">
      <style:text-properties officeooo:rsid="001198e4" officeooo:paragraph-rsid="001198e4"/>
    </style:style>
    <style:style style:name="P6" style:family="paragraph" style:parent-style-name="Table_20_Contents">
      <style:text-properties officeooo:rsid="00137465" officeooo:paragraph-rsid="00137465"/>
    </style:style>
    <style:style style:name="P7" style:family="paragraph" style:parent-style-name="Standard">
      <style:text-properties officeooo:rsid="00169e8a" officeooo:paragraph-rsid="00169e8a"/>
    </style:style>
    <style:style style:name="P8" style:family="paragraph" style:parent-style-name="Standard">
      <style:text-properties officeooo:rsid="0017b38f" officeooo:paragraph-rsid="0017b38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37465"/>
    </style:style>
    <style:style style:name="T3" style:family="text">
      <style:text-properties officeooo:rsid="0019be4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fill-color="#ffffff" draw:textarea-horizontal-align="justify" draw:textarea-vertical-align="middle" draw:auto-grow-height="false" fo:min-height="1.772in" fo:min-width="5.7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fill-color="#ffffff" draw:textarea-horizontal-align="justify" draw:textarea-vertical-align="middle" draw:auto-grow-height="false" fo:min-height="1.6646in" fo:min-width="5.7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none" draw:fill-color="#ffffff" draw:textarea-horizontal-align="justify" draw:textarea-vertical-align="middle" draw:auto-grow-height="false" fo:min-height="2.1437in" fo:min-width="5.7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0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st</text:span> step:</text:p>
      <table:table table:name="Classes&amp;Attributes" table:style-name="Classes_26_Attributes">
        <table:table-column table:style-name="Classes_26_Attributes.A"/>
        <table:table-column table:style-name="Classes_26_Attributes.B"/>
        <table:table-row>
          <table:table-cell table:style-name="Classes_26_Attributes.A1" office:value-type="string">
            <text:p text:style-name="P4">Class </text:p>
          </table:table-cell>
          <table:table-cell table:style-name="Classes_26_Attributes.B1" office:value-type="string">
            <text:p text:style-name="P4">Attribute</text:p>
          </table:table-cell>
        </table:table-row>
        <table:table-row>
          <table:table-cell table:style-name="Classes_26_Attributes.A2" office:value-type="string">
            <text:p text:style-name="P3">Individual customer</text:p>
          </table:table-cell>
          <table:table-cell table:style-name="Classes_26_Attributes.B2" office:value-type="string">
            <text:p text:style-name="P5">+ Class(person):attribute</text:p>
            <text:p text:style-name="P5">+ Class(customer):attribute</text:p>
          </table:table-cell>
        </table:table-row>
        <table:table-row>
          <table:table-cell table:style-name="Classes_26_Attributes.A2" office:value-type="string">
            <text:p text:style-name="P3">Institutional customer</text:p>
          </table:table-cell>
          <table:table-cell table:style-name="Classes_26_Attributes.B2" office:value-type="string">
            <text:p text:style-name="P5">+ Class(person):attribute</text:p>
            <text:p text:style-name="P5">+ Class(customer):attribute</text:p>
            <text:p text:style-name="P5">+ <text:span text:style-name="T2">Class(contact person):attribute</text:span></text:p>
          </table:table-cell>
        </table:table-row>
        <table:table-row>
          <table:table-cell table:style-name="Classes_26_Attributes.A2" office:value-type="string">
            <text:p text:style-name="P3">Person</text:p>
          </table:table-cell>
          <table:table-cell table:style-name="Classes_26_Attributes.B2" office:value-type="string">
            <text:p text:style-name="P5">+ Name</text:p>
            <text:p text:style-name="P5">+ Home telephone number</text:p>
            <text:p text:style-name="P5">+ Email</text:p>
          </table:table-cell>
        </table:table-row>
        <table:table-row>
          <table:table-cell table:style-name="Classes_26_Attributes.A2" office:value-type="string">
            <text:p text:style-name="P3">Contact people, contact person</text:p>
          </table:table-cell>
          <table:table-cell table:style-name="Classes_26_Attributes.B2" office:value-type="string">
            <text:p text:style-name="P5">+ Class (person):attribute</text:p>
            <text:p text:style-name="P5">+ Work telephone number,</text:p>
            <text:p text:style-name="P5">+ Job position</text:p>
            <text:p text:style-name="P6">+ Institution name</text:p>
          </table:table-cell>
        </table:table-row>
        <table:table-row>
          <table:table-cell table:style-name="Classes_26_Attributes.A2" office:value-type="string">
            <text:p text:style-name="P3">Customer</text:p>
          </table:table-cell>
          <table:table-cell table:style-name="Classes_26_Attributes.B2" office:value-type="string">
            <text:p text:style-name="P5">+ ID</text:p>
          </table:table-cell>
        </table:table-row>
      </table:table>
      <text:p text:style-name="P2"/>
      <text:p text:style-name="P2"/>
      <text:p text:style-name="P2">2<text:span text:style-name="T1">nd</text:span> step:</text:p>
      <text:p text:style-name="P2"><draw:frame text:anchor-type="paragraph" draw:z-index="4" draw:name="Shape5" draw:style-name="gr4" draw:text-style-name="P10" svg:width="1.2504in" svg:height="0.3843in" draw:transform="rotate (-0.31415926535898) translate (2.11805555555556in 0.0972222222222222in)"><draw:text-box><text:p>Specialization</text:p><text:p/></draw:text-box></draw:frame><draw:custom-shape text:anchor-type="paragraph" draw:z-index="21" draw:name="Shape18" draw:style-name="gr14" draw:text-style-name="P11" svg:width="5.7106in" svg:height="1.665in" svg:x="0.4291in" svg:y="0.0972in"><text:p/><draw:enhanced-geometry svg:viewBox="0 0 21600 21600" draw:type="rectangle" draw:enhanced-path="M 0 0 L 21600 0 21600 21600 0 21600 0 0 Z N"/></draw:custom-shape></text:p>
      <text:p text:style-name="P7"><draw:line text:anchor-type="paragraph" draw:z-index="0" draw:name="Shape1" draw:style-name="gr1" draw:text-style-name="P9" svg:x1="1.6417in" svg:y1="0.1008in" svg:x2="3.9051in" svg:y2="0.5272in"><text:p/></draw:line><draw:frame text:anchor-type="paragraph" draw:z-index="1" draw:name="Shape2" draw:style-name="gr2" draw:text-style-name="P10" svg:width="1.5441in" svg:height="0.3039in" svg:x="3.9047in" svg:y="0.4134in"><draw:text-box><text:p>Individual Customer</text:p></draw:text-box></draw:frame><draw:line text:anchor-type="paragraph" draw:z-index="2" draw:name="Shape3" draw:style-name="gr1" draw:text-style-name="P9" svg:x1="1.2819in" svg:y1="0.2807in" svg:x2="1.2819in" svg:y2="1.0669in"><text:p/></draw:line><draw:frame text:anchor-type="paragraph" draw:z-index="3" draw:name="Shape4" draw:style-name="gr3" draw:text-style-name="P10" svg:width="1.5531in" svg:height="0.3413in" svg:x="0.5339in" svg:y="1.161in"><draw:text-box><text:p>Institutional Customer</text:p></draw:text-box></draw:frame><draw:frame text:anchor-type="paragraph" draw:z-index="5" draw:name="Shape5" draw:style-name="gr5" draw:text-style-name="P10" svg:width="1.2504in" svg:height="0.4177in" draw:transform="rotate (-1.55334303427495) translate (1.55555555555556in 0.245138888888889in)"><draw:text-box><text:p>Specialization</text:p></draw:text-box></draw:frame><text:tab/>Class(Custome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11" draw:name="Shape8" draw:style-name="gr9" draw:text-style-name="P10" svg:width="1.5531in" svg:height="0.2657in" svg:x="2.3335in" svg:y="0.1409in"><draw:text-box><text:p>1-&gt;1</text:p></draw:text-box></draw:frame><draw:custom-shape text:anchor-type="paragraph" draw:z-index="20" draw:name="Shape18" draw:style-name="gr13" draw:text-style-name="P11" svg:width="5.7106in" svg:height="1.7724in" svg:x="0.4299in" svg:y="0.1016in"><text:p/><draw:enhanced-geometry svg:viewBox="0 0 21600 21600" draw:type="rectangle" draw:enhanced-path="M 0 0 L 21600 0 21600 21600 0 21600 0 0 Z N"/></draw:custom-shape></text:p>
      <text:p text:style-name="P8"><draw:frame text:anchor-type="paragraph" draw:z-index="6" draw:name="Shape6" draw:style-name="gr6" draw:text-style-name="P10" svg:width="1.7051in" svg:height="0.2276in" svg:x="3.7626in" svg:y="0.0535in"><draw:text-box><text:p>Person</text:p></draw:text-box></draw:frame><draw:frame text:anchor-type="paragraph" draw:z-index="7" draw:name="Shape7" draw:style-name="gr7" draw:text-style-name="P10" svg:width="1.0614in" svg:height="0.2461in" svg:x="2.6165in" svg:y="1.4362in"><draw:text-box><text:p>Customer</text:p></draw:text-box></draw:frame><draw:line text:anchor-type="paragraph" draw:z-index="8" draw:name="Shape9" draw:style-name="gr8" draw:text-style-name="P9" svg:x1="1.9543in" svg:y1="0.1283in" svg:x2="3.7063in" svg:y2="0.1665in"><text:p/></draw:line><draw:line text:anchor-type="paragraph" draw:z-index="9" draw:name="Shape10" draw:style-name="gr8" draw:text-style-name="P9" svg:x1="1.6984in" svg:y1="0.328in" svg:x2="2.7028in" svg:y2="1.3697in"><text:p/></draw:line><draw:frame text:anchor-type="paragraph" draw:z-index="10" draw:name="Shape12" draw:style-name="gr7" draw:text-style-name="P10" svg:width="1.1276in" svg:height="0.2461in" draw:transform="rotate (-0.680678408277789) translate (1.99166666666667in 0.327777777777778in)"><draw:text-box><text:p>Generalization</text:p></draw:text-box></draw:frame><text:tab/>Individual Custome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15" draw:name="Shape6" draw:style-name="gr6" draw:text-style-name="P10" svg:width="1.7051in" svg:height="0.2276in" svg:x="4.3118in" svg:y="0.1465in"><draw:text-box><text:p>Person</text:p></draw:text-box></draw:frame><draw:frame text:anchor-type="paragraph" draw:z-index="19" draw:name="Shape17" draw:style-name="gr12" draw:text-style-name="P10" svg:width="0.8142in" svg:height="0.2161in" svg:x="2.911in" svg:y="0.0634in"><draw:text-box><text:p>1-&gt;1</text:p></draw:text-box></draw:frame><draw:custom-shape text:anchor-type="paragraph" draw:z-index="22" draw:name="Shape18" draw:style-name="gr15" draw:text-style-name="P11" svg:width="5.7106in" svg:height="2.1441in" svg:x="0.4299in" svg:y="0.0217in"><text:p/><draw:enhanced-geometry svg:viewBox="0 0 21600 21600" draw:type="rectangle" draw:enhanced-path="M 0 0 L 21600 0 21600 21600 0 21600 0 0 Z N"/></draw:custom-shape></text:p>
      <text:p text:style-name="P8"><draw:line text:anchor-type="paragraph" draw:z-index="12" draw:name="Shape11" draw:style-name="gr8" draw:text-style-name="P9" svg:x1="2.2382in" svg:y1="0.0972in" svg:x2="4.2272in" svg:y2="0.0874in"><text:p/></draw:line><draw:line text:anchor-type="paragraph" draw:z-index="13" draw:name="Shape13" draw:style-name="gr8" draw:text-style-name="P9" svg:x1="1.8028in" svg:y1="0.3543in" svg:x2="2.9394in" svg:y2="1.5472in"><text:p/></draw:line><draw:line text:anchor-type="paragraph" draw:z-index="14" draw:name="Shape14" draw:style-name="gr8" draw:text-style-name="P9" svg:x1="0.8752in" svg:y1="0.4016in" svg:x2="0.9126in" svg:y2="1.6417in"><text:p/></draw:line><draw:frame text:anchor-type="paragraph" draw:z-index="16" draw:name="Shape7" draw:style-name="gr7" draw:text-style-name="P10" svg:width="1.0614in" svg:height="0.2461in" svg:x="2.9008in" svg:y="1.5472in"><draw:text-box><text:p>Customer</text:p></draw:text-box></draw:frame><draw:frame text:anchor-type="paragraph" draw:z-index="17" draw:name="Shape15" draw:style-name="gr10" draw:text-style-name="P10" svg:width="1.2307in" svg:height="0.3413in" svg:x="0.5626in" svg:y="1.661in"><draw:text-box><text:p>Contact person</text:p></draw:text-box></draw:frame><draw:frame text:anchor-type="paragraph" draw:z-index="18" draw:name="Shape16" draw:style-name="gr11" draw:text-style-name="P10" svg:width="1.5531in" svg:height="0.3843in" draw:transform="rotate (-0.541052068118242) translate (2.23541666666667in 0.560416666666667in)"><draw:text-box><text:p>Generalization</text:p><text:p/></draw:text-box></draw:frame><draw:frame text:anchor-type="paragraph" draw:z-index="23" draw:name="Shape19" draw:style-name="gr16" draw:text-style-name="P10" svg:width="0.8516in" svg:height="0.3051in" draw:transform="rotate (-1.58999494856684) translate (1.24444444444444in 0.590277777777778in)"><draw:text-box><text:p>1-&gt;many</text:p></draw:text-box></draw:frame><text:tab/>Institutional customer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27" draw:name="Shape18" draw:style-name="gr15" draw:text-style-name="P11" svg:width="5.7106in" svg:height="2.1441in" svg:x="0.3165in" svg:y="-0.4327in"><text:p/><draw:enhanced-geometry svg:viewBox="0 0 21600 21600" draw:type="rectangle" draw:enhanced-path="M 0 0 L 21600 0 21600 21600 0 21600 0 0 Z N"/></draw:custom-shape><text:soft-page-break/></text:p>
      <text:p text:style-name="P8"><draw:frame text:anchor-type="paragraph" draw:z-index="26" draw:name="Shape22" draw:style-name="gr18" draw:text-style-name="P10" svg:width="1.6098in" svg:height="0.3843in" svg:x="2.3992in" svg:y="0.1201in"><draw:text-box><text:p>Generalization</text:p><text:p/></draw:text-box></draw:frame></text:p>
      <text:p text:style-name="P8"/>
      <text:p text:style-name="P8"><draw:line text:anchor-type="paragraph" draw:z-index="24" draw:name="Shape20" draw:style-name="gr8" draw:text-style-name="P9" svg:x1="1.7083in" svg:y1="0.122in" svg:x2="4.5776in" svg:y2="0.1413in"><text:p/></draw:line><draw:frame text:anchor-type="paragraph" draw:z-index="25" draw:name="Shape21" draw:style-name="gr17" draw:text-style-name="P10" svg:width="1.4016in" svg:height="0.1925in" svg:x="4.672in" svg:y="0.0366in"><draw:text-box><text:p>Person</text:p></draw:text-box></draw:frame><text:tab/><text:span text:style-name="T3">Contact per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13:26.501262231</meta:creation-date>
    <meta:editing-duration>PT36M38S</meta:editing-duration>
    <meta:editing-cycles>2</meta:editing-cycles>
    <meta:generator>LibreOffice/5.2.0.4$Linux_X86_64 LibreOffice_project/066b007f5ebcc236395c7d282ba488bca6720265</meta:generator>
    <dc:date>2016-09-14T14:20:44.736702292</dc:date>
    <meta:document-statistic meta:table-count="1" meta:image-count="0" meta:object-count="0" meta:page-count="2" meta:paragraph-count="26" meta:word-count="57" meta:character-count="452" meta:non-whitespace-character-count="415"/>
  </office:meta>
</office:document-meta>
</file>